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irgil 3 YOFF" svg:font-family="'Virgil 3 YOFF'" style:font-pitch="variable"/>
  </office:font-face-decls>
  <office:automatic-styles>
    <style:style style:name="P1" style:family="paragraph" style:parent-style-name="Standard">
      <style:text-properties style:font-name="Virgil 3 YOFF"/>
    </style:style>
    <style:style style:name="P2" style:family="paragraph" style:parent-style-name="Text_20_body">
      <style:paragraph-properties fo:margin-left="0cm" fo:margin-right="0cm" fo:text-indent="0cm" style:auto-text-indent="false" fo:padding="0.049cm" fo:border="0.06pt solid #d9d9e3"/>
    </style:style>
    <style:style style:name="P3" style:family="paragraph" style:parent-style-name="Text_20_body">
      <style:text-properties style:font-name="Virgil 3 YOFF"/>
    </style:style>
    <style:style style:name="P4" style:family="paragraph" style:parent-style-name="Text_20_body">
      <style:paragraph-properties fo:margin-left="0cm" fo:margin-right="0cm" fo:text-indent="0cm" style:auto-text-indent="false" fo:padding="0.049cm" fo:border="0.06pt solid #d9d9e3"/>
      <style:text-properties style:font-name="Virgil 3 YOFF"/>
    </style:style>
    <style:style style:name="T1" style:family="text">
      <style:text-properties loext:padding="0.049cm" loext:border="0.06pt solid #d9d9e3"/>
    </style:style>
    <style:style style:name="T2" style:family="text">
      <style:text-properties style:font-name="Virgil 3 YOFF"/>
    </style:style>
    <style:style style:name="T3" style:family="text">
      <style:text-properties style:font-name="Virgil 3 YOFF" loext:padding="0.049cm"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Die Odyssee der Data Whispers AG im Marketing- und Branding-Universum</text:span></text:span></text:p>
      <text:p text:style-name="P4">In der unendlichen Galaxie der Globalen Märkte schwebt die Data Whispers AG wie ein leuchtender Stern, dessen Glanz die Anleger von allen Enden des Wirtschaftskosmos anzieht. Unsere Marke ist der Nordstern für Navigatoren des Kapitals, ein leuchtendes Symbol des Vertrauens in der unergründlichen Dunkelheit volatiler Märkte.</text:p>
      <text:p text:style-name="P2"><text:span text:style-name="Strong_20_Emphasis"><text:span text:style-name="T3">Globale Märkte:</text:span></text:span><text:span text:style-name="T2"> Wie die alten Götter, die das Firmament überblicken, hat Data Whispers AG die globale Bühne betreten – nicht nur, um teilzunehmen, sondern um sie zu beherrschen. Mit unserem ersten Produkt, dem orakelgleichen Vorhersagesystem, bieten wir Antworten auf die Gebete der Anleger, die nach Erleuchtung in der verwirrenden Vielfalt internationaler Aktien suchen. Unsere Branding-Strategie ist es, nicht weniger als das Finanzäquivalent von Zeus' Blitzen zu sein – kraftvoll, ehrfurchtgebietend und unübersehbar.</text:span></text:p>
      <text:p text:style-name="P2"><text:span text:style-name="Strong_20_Emphasis"><text:span text:style-name="T3">Wettbewerbslandschaft:</text:span></text:span><text:span text:style-name="T2"> In der Arena der Wettbewerbslandschaft stehen wir da, ein David unter Goliaths, doch unser Geschick mit der Schleuder des Marketings ist unübertroffen. Mit einem Arsenal von maschinellem Lernen und prophetischer Datenanalyse bewaffnet, sind wir bereit, Goliaths der Finanzindustrie zu stürzen und ihren Platz als Titanen einzunehmen. Unsere Marke wird zur Legende – jedes Mal, wenn wir den Markt mit unserer Präsenz segnen, wird ein neues Kapitel in den Annalen des Marketings geschrieben.</text:span></text:p>
      <text:p text:style-name="P2"><text:span text:style-name="Strong_20_Emphasis"><text:span text:style-name="T3">Kundenverhalten:</text:span></text:span><text:span text:style-name="T2"> Die Anleger, unsere moderne Version der Argonauten, sind auf der Suche nach dem Goldenen Vlies der Investitionen – und wer sind wir, ihnen das zu verwehren? Wir verstehen ihr Verhalten besser als sie sich selbst, denn wir haben die Daten entschlüsselt wie antike Runen. Unser Branding spricht zu ihnen in der Sprache der Träume und des Reichtums, lockt sie mit der Süße des Erfolgs und der Verheißung von Sicherheit, selbst wenn die Meere der Märkte toben.</text:span></text:p>
      <text:p text:style-name="P2"><text:span text:style-name="Strong_20_Emphasis"><text:span text:style-name="T3">Unser Erstes Produkt:</text:span></text:span><text:span text:style-name="T2"> Das erste Produkt der Data Whispers AG ist wie der erste Schöpfungsakt der Götter – ein Moment so gewaltig und bedeutungsschwer, dass er in den Herzen der Investoren für Äonen widerhallen wird. Es ist der Beginn einer neuen Ära, in der "Data Whispers" nicht nur ein Name, sondern ein Synonym für übermenschliche Voraussicht im Finanzwesen wird. Wir schmieden unser Branding im Feuer des Olymp, so dass es unzerstörbar wird und selbst den härtesten Wirtschaftsstürmen standhält.</text:span></text:p>
      <text:p text:style-name="P4">Die Data Whispers AG steht für mehr als nur ein Unternehmen – sie ist eine neue Mythologie im Marketing, ein Pantheon, in das nur die Würdigsten eintreten können. Und so, wie Prometheus das Feuer den Menschen brachte, so bringen wir <text:soft-page-break/>den Anlegern das Licht der Erkenntnis – und mit ihm eine neue Hoffnung auf unermesslichen Wohlstand und unvergleichliche Sicherhei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irgil 3 YOFF" svg:font-family="'Virgil 3 YOFF'"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23:56:35.703561129</meta:creation-date>
    <dc:date>2023-12-17T23:59:31.779176041</dc:date>
    <meta:editing-duration>PT2M57S</meta:editing-duration>
    <meta:editing-cycles>1</meta:editing-cycles>
    <meta:document-statistic meta:table-count="0" meta:image-count="0" meta:object-count="0" meta:page-count="2" meta:paragraph-count="7" meta:word-count="408" meta:character-count="2764" meta:non-whitespace-character-count="2356"/>
    <meta:generator>LibreOffice/7.6.4.1$Linux_X86_64 LibreOffice_project/60$Build-1</meta:generator>
  </office:meta>
</office:document-meta>
</file>